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256" calcext:value-type="float">
            <text:p>256</text:p>
          </table:table-cell>
          <table:table-cell table:formula="of:=[.D2]-[.C3]" office:value-type="float" office:value="65280" calcext:value-type="float">
            <text:p>65280</text:p>
          </table:table-cell>
          <table:table-cell table:formula="of:=&quot;RAM_MAP_&quot;&amp;[.A3]&amp;&quot; equ $&quot; &amp; DEC2HEX([.D3];4)" office:value-type="string" office:string-value="RAM_MAP_STACK_END equ $FF00" calcext:value-type="string">
            <text:p>RAM_MAP_STACK_END equ $FF0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00-$FFFF : Stack (256 bytes)" calcext:value-type="string">
            <text:p>; $FF00-$FFFF : Stack (256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128" calcext:value-type="float">
            <text:p>64128</text:p>
          </table:table-cell>
          <table:table-cell table:formula="of:=&quot;RAM_MAP_&quot;&amp;[.A4]&amp;&quot; equ $&quot; &amp; DEC2HEX([.D4];4)" office:value-type="string" office:string-value="RAM_MAP_PRECALC_VEHICLE_0 equ $FA80" calcext:value-type="string">
            <text:p>RAM_MAP_PRECALC_VEHICLE_0 equ $FA8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A80-$FEFF : Precalc vehicle 0 (1152 bytes)" calcext:value-type="string">
            <text:p>; $FA80-$FEF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2976" calcext:value-type="float">
            <text:p>62976</text:p>
          </table:table-cell>
          <table:table-cell table:formula="of:=&quot;RAM_MAP_&quot;&amp;[.A5]&amp;&quot; equ $&quot; &amp; DEC2HEX([.D5];4)" office:value-type="string" office:string-value="RAM_MAP_PRECALC_VEHICLE_1 equ $F600" calcext:value-type="string">
            <text:p>RAM_MAP_PRECALC_VEHICLE_1 equ $F60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00-$FA7F : Precalc vehicle 1 (1152 bytes)" calcext:value-type="string">
            <text:p>; $F600-$FA7F : Precalc vehicle 1 (1152 bytes)</text:p>
          </table:table-cell>
        </table:table-row>
        <table:table-row table:style-name="ro1">
          <table:table-cell office:value-type="string" calcext:value-type="string">
            <text:p>CONTROLLERS_VALUES</text:p>
          </table:table-cell>
          <table:table-cell office:value-type="string" calcext:value-type="string">
            <text:p>Input controllers values</text:p>
          </table:table-cell>
          <table:table-cell office:value-type="float" office:value="8" calcext:value-type="float">
            <text:p>8</text:p>
          </table:table-cell>
          <table:table-cell table:formula="of:=[.D5]-[.C6]" office:value-type="float" office:value="62968" calcext:value-type="float">
            <text:p>62968</text:p>
          </table:table-cell>
          <table:table-cell table:formula="of:=&quot;RAM_MAP_&quot;&amp;[.A6]&amp;&quot; equ $&quot; &amp; DEC2HEX([.D6];4)" office:value-type="string" office:string-value="RAM_MAP_CONTROLLERS_VALUES equ $F5F8" calcext:value-type="string">
            <text:p>RAM_MAP_CONTROLLERS_VALUES equ $F5F8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8-$F5FF : Input controllers values (8 bytes)" calcext:value-type="string">
            <text:p>; $F5F8-$F5FF : Input controllers values (8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6]-[.C7]" office:value-type="float" office:value="62767" calcext:value-type="float">
            <text:p>62767</text:p>
          </table:table-cell>
          <table:table-cell table:formula="of:=&quot;RAM_MAP_&quot;&amp;[.A7]&amp;&quot; equ $&quot; &amp; DEC2HEX([.D7];4)" office:value-type="string" office:string-value="RAM_MAP_CIRCUIT_DATA equ $F52F" calcext:value-type="string">
            <text:p>RAM_MAP_CIRCUIT_DATA equ $F52F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2F-$F5F7 : Decompressed circuit data (201 bytes)" calcext:value-type="string">
            <text:p>; $F52F-$F5F7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7]-[.C8]" office:value-type="float" office:value="62735" calcext:value-type="float">
            <text:p>62735</text:p>
          </table:table-cell>
          <table:table-cell table:formula="of:=&quot;RAM_MAP_&quot;&amp;[.A8]&amp;&quot; equ $&quot; &amp; DEC2HEX([.D8];4)" office:value-type="string" office:string-value="RAM_MAP_DECOMPRESSION_BUFFER_32 equ $F50F" calcext:value-type="string">
            <text:p>RAM_MAP_DECOMPRESSION_BUFFER_32 equ $F50F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0F-$F52E : Decompression area, only 32 bytes (32 bytes)" calcext:value-type="string">
            <text:p>; $F50F-$F52E : Decompression area, only 32 bytes (32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735" calcext:value-type="float">
            <text:p>62735</text:p>
          </table:table-cell>
          <table:table-cell table:formula="of:=&quot;RAM_MAP_&quot;&amp;[.A9]&amp;&quot; equ $&quot; &amp; DEC2HEX([.D9];4)" office:value-type="string" office:string-value="RAM_MAP_ equ $F50F" calcext:value-type="string">
            <text:p>RAM_MAP_ equ $F50F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735" calcext:value-type="float">
            <text:p>62735</text:p>
          </table:table-cell>
          <table:table-cell table:formula="of:=&quot;RAM_MAP_&quot;&amp;[.A10]&amp;&quot; equ $&quot; &amp; DEC2HEX([.D10];4)" office:value-type="string" office:string-value="RAM_MAP_ equ $F50F" calcext:value-type="string">
            <text:p>RAM_MAP_ equ $F50F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735" calcext:value-type="float">
            <text:p>62735</text:p>
          </table:table-cell>
          <table:table-cell table:formula="of:=&quot;RAM_MAP_&quot;&amp;[.A11]&amp;&quot; equ $&quot; &amp; DEC2HEX([.D11];4)" office:value-type="string" office:string-value="RAM_MAP_ equ $F50F" calcext:value-type="string">
            <text:p>RAM_MAP_ equ $F50F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735" calcext:value-type="float">
            <text:p>62735</text:p>
          </table:table-cell>
          <table:table-cell table:formula="of:=&quot;RAM_MAP_&quot;&amp;[.A12]&amp;&quot; equ $&quot; &amp; DEC2HEX([.D12];4)" office:value-type="string" office:string-value="RAM_MAP_ equ $F50F" calcext:value-type="string">
            <text:p>RAM_MAP_ equ $F50F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735" calcext:value-type="float">
            <text:p>62735</text:p>
          </table:table-cell>
          <table:table-cell table:formula="of:=&quot;RAM_MAP_&quot;&amp;[.A13]&amp;&quot; equ $&quot; &amp; DEC2HEX([.D13];4)" office:value-type="string" office:string-value="RAM_MAP_ equ $F50F" calcext:value-type="string">
            <text:p>RAM_MAP_ equ $F50F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735" calcext:value-type="float">
            <text:p>62735</text:p>
          </table:table-cell>
          <table:table-cell table:formula="of:=&quot;RAM_MAP_&quot;&amp;[.A14]&amp;&quot; equ $&quot; &amp; DEC2HEX([.D14];4)" office:value-type="string" office:string-value="RAM_MAP_ equ $F50F" calcext:value-type="string">
            <text:p>RAM_MAP_ equ $F50F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735" calcext:value-type="float">
            <text:p>62735</text:p>
          </table:table-cell>
          <table:table-cell table:formula="of:=&quot;RAM_MAP_&quot;&amp;[.A15]&amp;&quot; equ $&quot; &amp; DEC2HEX([.D15];4)" office:value-type="string" office:string-value="RAM_MAP_ equ $F50F" calcext:value-type="string">
            <text:p>RAM_MAP_ equ $F50F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735" calcext:value-type="float">
            <text:p>62735</text:p>
          </table:table-cell>
          <table:table-cell table:formula="of:=&quot;RAM_MAP_&quot;&amp;[.A16]&amp;&quot; equ $&quot; &amp; DEC2HEX([.D16];4)" office:value-type="string" office:string-value="RAM_MAP_ equ $F50F" calcext:value-type="string">
            <text:p>RAM_MAP_ equ $F50F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735" calcext:value-type="float">
            <text:p>62735</text:p>
          </table:table-cell>
          <table:table-cell table:formula="of:=&quot;RAM_MAP_&quot;&amp;[.A17]&amp;&quot; equ $&quot; &amp; DEC2HEX([.D17];4)" office:value-type="string" office:string-value="RAM_MAP_ equ $F50F" calcext:value-type="string">
            <text:p>RAM_MAP_ equ $F50F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735" calcext:value-type="float">
            <text:p>62735</text:p>
          </table:table-cell>
          <table:table-cell table:formula="of:=&quot;RAM_MAP_&quot;&amp;[.A18]&amp;&quot; equ $&quot; &amp; DEC2HEX([.D18];4)" office:value-type="string" office:string-value="RAM_MAP_ equ $F50F" calcext:value-type="string">
            <text:p>RAM_MAP_ equ $F50F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735" calcext:value-type="float">
            <text:p>62735</text:p>
          </table:table-cell>
          <table:table-cell table:formula="of:=&quot;RAM_MAP_&quot;&amp;[.A19]&amp;&quot; equ $&quot; &amp; DEC2HEX([.D19];4)" office:value-type="string" office:string-value="RAM_MAP_ equ $F50F" calcext:value-type="string">
            <text:p>RAM_MAP_ equ $F50F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735" calcext:value-type="float">
            <text:p>62735</text:p>
          </table:table-cell>
          <table:table-cell table:formula="of:=&quot;RAM_MAP_&quot;&amp;[.A20]&amp;&quot; equ $&quot; &amp; DEC2HEX([.D20];4)" office:value-type="string" office:string-value="RAM_MAP_ equ $F50F" calcext:value-type="string">
            <text:p>RAM_MAP_ equ $F50F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0F-$F50E :  ( bytes)" calcext:value-type="string">
            <text:p>; $F50F-$F50E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2798" calcext:value-type="float">
            <text:p>12798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735" calcext:value-type="float">
            <text:p>627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7]-[.C25]-[.C26]" office:value-type="float" office:value="785" calcext:value-type="float">
            <text:p>785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14:00:55.28472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07T14:01:15.331676300</dc:date>
    <meta:editing-duration>P5DT2H30M38S</meta:editing-duration>
    <meta:editing-cycles>19</meta:editing-cycles>
    <meta:document-statistic meta:table-count="1" meta:cell-count="91" meta:object-count="0"/>
  </office:meta>
</office:document-meta>
</file>